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face style:name="Lucida Sans1" svg:font-family="'Lucida Sans'" style:font-family-generic="swiss"/>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style:font-name="Menlo" fo:font-size="9pt" officeooo:rsid="00202f5b" officeooo:paragraph-rsid="00042a6c"/>
    </style:style>
    <style:style style:name="P2" style:family="paragraph" style:parent-style-name="Preformatted_20_Text">
      <style:text-properties fo:color="#000000" style:font-name="Menlo" fo:font-size="9pt" officeooo:rsid="00226268" officeooo:paragraph-rsid="00042a6c"/>
    </style:style>
    <style:style style:name="P3" style:family="paragraph" style:parent-style-name="Preformatted_20_Text">
      <style:text-properties fo:color="#000000" style:font-name="Menlo" fo:font-size="9pt" officeooo:paragraph-rsid="00042a6c"/>
    </style:style>
    <style:style style:name="P4" style:family="paragraph" style:parent-style-name="Preformatted_20_Text">
      <style:text-properties fo:color="#000000" style:font-name="Menlo" fo:font-size="9pt" officeooo:rsid="000fffd3" officeooo:paragraph-rsid="000fffd3"/>
    </style:style>
    <style:style style:name="P5" style:family="paragraph" style:parent-style-name="Preformatted_20_Text">
      <style:text-properties fo:color="#000000" style:font-name="Liberation Serif" fo:font-size="12pt" officeooo:rsid="00202f5b" officeooo:paragraph-rsid="00042a6c" style:font-size-asian="12pt" style:font-size-complex="12pt"/>
    </style:style>
    <style:style style:name="P6" style:family="paragraph" style:parent-style-name="Preformatted_20_Text">
      <style:text-properties officeooo:rsid="00202f5b" officeooo:paragraph-rsid="00042a6c"/>
    </style:style>
    <style:style style:name="P7" style:family="paragraph" style:parent-style-name="Preformatted_20_Text">
      <style:text-properties officeooo:rsid="0027df48" officeooo:paragraph-rsid="00042a6c"/>
    </style:style>
    <style:style style:name="P8"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Menlo" fo:font-size="9pt" officeooo:rsid="00240706" officeooo:paragraph-rsid="00042a6c"/>
    </style:style>
    <style:style style:name="P9"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Menlo" fo:font-size="9pt" officeooo:rsid="0006d111" officeooo:paragraph-rsid="0006d111"/>
    </style:style>
    <style:style style:name="P10" style:family="paragraph" style:parent-style-name="Standard">
      <loext:graphic-properties draw:fill="solid" draw:fill-color="#ffffff" draw:opacity="100%"/>
      <style:paragraph-properties fo:margin-top="0in" fo:margin-bottom="0.1965in" loext:contextual-spacing="false" fo:background-color="#ffffff"/>
      <style:text-properties fo:color="#660099" style:font-name="Liberation Sans" fo:font-size="9pt" officeooo:rsid="000d891a" officeooo:paragraph-rsid="000d891a"/>
    </style:style>
    <style:style style:name="P11"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officeooo:rsid="000d891a" officeooo:paragraph-rsid="000d891a"/>
    </style:style>
    <style:style style:name="P12"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fo:font-weight="bold" officeooo:rsid="000d891a" officeooo:paragraph-rsid="000d891a" style:font-weight-asian="bold" style:font-weight-complex="bold"/>
    </style:style>
    <style:style style:name="P13"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officeooo:paragraph-rsid="00042a6c"/>
    </style:style>
    <style:style style:name="P14"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660099" style:font-name="Menlo" fo:font-size="9pt" officeooo:rsid="00240706" officeooo:paragraph-rsid="00042a6c"/>
    </style:style>
    <style:style style:name="P15"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Liberation Serif" fo:font-size="12pt" officeooo:rsid="00202f5b" officeooo:paragraph-rsid="00042a6c" style:font-name-asian="MingLiU" style:font-size-asian="12pt" style:font-name-complex="Liberation Mono" style:font-size-complex="12pt"/>
    </style:style>
    <style:style style:name="P16" style:family="paragraph" style:parent-style-name="Standard">
      <style:text-properties officeooo:rsid="00024706" officeooo:paragraph-rsid="00042a6c"/>
    </style:style>
    <style:style style:name="P17" style:family="paragraph" style:parent-style-name="Standard">
      <style:paragraph-properties fo:text-align="center" style:justify-single-word="false"/>
      <style:text-properties fo:font-weight="bold" officeooo:rsid="00024706" officeooo:paragraph-rsid="00042a6c" style:font-weight-asian="bold" style:font-weight-complex="bold"/>
    </style:style>
    <style:style style:name="P18" style:family="paragraph" style:parent-style-name="Standard">
      <style:paragraph-properties fo:text-align="center" style:justify-single-word="false"/>
      <style:text-properties fo:font-weight="bold" officeooo:rsid="00042a6c" officeooo:paragraph-rsid="00042a6c" style:font-weight-asian="bold" style:font-weight-complex="bold"/>
    </style:style>
    <style:style style:name="P19" style:family="paragraph" style:parent-style-name="Standard">
      <style:text-properties officeooo:rsid="00042a6c" officeooo:paragraph-rsid="00042a6c"/>
    </style:style>
    <style:style style:name="P20" style:family="paragraph" style:parent-style-name="Standard">
      <style:text-properties officeooo:rsid="001ff018" officeooo:paragraph-rsid="00042a6c"/>
    </style:style>
    <style:style style:name="P21" style:family="paragraph" style:parent-style-name="Standard">
      <style:text-properties fo:color="#000000" style:font-name="Menlo" fo:font-size="9pt" officeooo:rsid="001ff018" officeooo:paragraph-rsid="00042a6c"/>
    </style:style>
    <style:style style:name="P22" style:family="paragraph" style:parent-style-name="Standard">
      <style:text-properties fo:color="#000000" style:font-name="Menlo" fo:font-size="9pt" officeooo:rsid="00206d15" officeooo:paragraph-rsid="00042a6c"/>
    </style:style>
    <style:style style:name="P23" style:family="paragraph" style:parent-style-name="Standard">
      <style:text-properties fo:color="#000000" style:font-name="Menlo" fo:font-size="9pt" officeooo:rsid="00202f5b" officeooo:paragraph-rsid="00042a6c"/>
    </style:style>
    <style:style style:name="P24" style:family="paragraph" style:parent-style-name="Standard">
      <style:text-properties fo:color="#000000" style:font-name="Liberation Serif" fo:font-size="12pt" officeooo:rsid="00202f5b" officeooo:paragraph-rsid="00042a6c" style:font-size-asian="12pt" style:font-size-complex="12pt"/>
    </style:style>
    <style:style style:name="P25" style:family="paragraph" style:parent-style-name="Standard">
      <style:text-properties officeooo:rsid="00206d15" officeooo:paragraph-rsid="00042a6c"/>
    </style:style>
    <style:style style:name="P26" style:family="paragraph" style:parent-style-name="Standard">
      <style:text-properties officeooo:paragraph-rsid="00042a6c"/>
    </style:style>
    <style:style style:name="P27" style:family="paragraph" style:parent-style-name="Standard">
      <style:text-properties style:font-name="Liberation Serif" fo:font-size="12pt" officeooo:rsid="00202f5b" officeooo:paragraph-rsid="00042a6c" style:font-size-asian="12pt" style:font-size-complex="12pt"/>
    </style:style>
    <style:style style:name="P28" style:family="paragraph" style:parent-style-name="Standard">
      <style:text-properties officeooo:rsid="00115ef6" officeooo:paragraph-rsid="00042a6c"/>
    </style:style>
    <style:style style:name="P29" style:family="paragraph" style:parent-style-name="Standard">
      <style:text-properties officeooo:rsid="000c9061" officeooo:paragraph-rsid="000c9061"/>
    </style:style>
    <style:style style:name="P30" style:family="paragraph" style:parent-style-name="Preformatted_20_Text" style:list-style-name="L2">
      <style:text-properties officeooo:paragraph-rsid="00042a6c"/>
    </style:style>
    <style:style style:name="P31"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Liberation Serif" fo:font-size="12pt" officeooo:rsid="00202f5b" officeooo:paragraph-rsid="00042a6c" style:font-name-asian="MingLiU" style:font-size-asian="12pt" style:font-name-complex="Liberation Mono" style:font-size-complex="12pt"/>
    </style:style>
    <style:style style:name="P32"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Liberation Serif" fo:font-size="12pt" officeooo:rsid="00139d10" officeooo:paragraph-rsid="00139d10" style:font-name-asian="MingLiU" style:font-size-asian="12pt" style:font-name-complex="Liberation Mono" style:font-size-complex="12pt"/>
    </style:style>
    <style:style style:name="P33"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Menlo" fo:font-size="9pt" officeooo:rsid="00139d10" officeooo:paragraph-rsid="00139d10" style:font-name-asian="MingLiU" style:font-size-asian="12pt" style:font-name-complex="Liberation Mono" style:font-size-complex="12pt"/>
    </style:style>
    <style:style style:name="P34"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officeooo:paragraph-rsid="00042a6c"/>
    </style:style>
    <style:style style:name="P35"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officeooo:rsid="0013ab76" officeooo:paragraph-rsid="0013ab76"/>
    </style:style>
    <style:style style:name="P36"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officeooo:rsid="0015a3c4" officeooo:paragraph-rsid="0015a3c4"/>
    </style:style>
    <style:style style:name="P37" style:family="paragraph" style:parent-style-name="Standard" style:list-style-name="L1">
      <style:text-properties officeooo:rsid="001ff018" officeooo:paragraph-rsid="00042a6c"/>
    </style:style>
    <style:style style:name="P38" style:family="paragraph" style:parent-style-name="Standard" style:list-style-name="L3">
      <style:text-properties style:font-name="Liberation Sans" officeooo:paragraph-rsid="0006d111"/>
    </style:style>
    <style:style style:name="P39" style:family="paragraph" style:parent-style-name="Standard" style:list-style-name="L3">
      <style:text-properties style:font-name="Liberation Sans" officeooo:paragraph-rsid="00071c05"/>
    </style:style>
    <style:style style:name="P40" style:family="paragraph" style:parent-style-name="Standard" style:list-style-name="L3">
      <style:text-properties style:font-name="Liberation Sans" officeooo:rsid="00216a91" officeooo:paragraph-rsid="0006d111"/>
    </style:style>
    <style:style style:name="P41" style:family="paragraph" style:parent-style-name="Standard" style:list-style-name="L3">
      <loext:graphic-properties draw:fill="solid" draw:fill-color="#ffffff" draw:opacity="100%"/>
      <style:paragraph-properties fo:margin-top="0in" fo:margin-bottom="0.1965in" loext:contextual-spacing="false" fo:background-color="#ffffff"/>
      <style:text-properties fo:color="#660099" style:font-name="Liberation Sans" fo:font-size="9pt" officeooo:rsid="00216a91" officeooo:paragraph-rsid="0006d111"/>
    </style:style>
    <style:style style:name="P42" style:family="paragraph" style:parent-style-name="Standard" style:list-style-name="L4">
      <loext:graphic-properties draw:fill="solid" draw:fill-color="#ffffff" draw:opacity="100%"/>
      <style:paragraph-properties fo:margin-top="0in" fo:margin-bottom="0.1965in" loext:contextual-spacing="false" fo:background-color="#ffffff"/>
      <style:text-properties fo:color="#000000" style:font-name="Liberation Sans" fo:font-size="9pt" officeooo:rsid="000d891a" officeooo:paragraph-rsid="000d891a" style:font-size-asian="9pt" style:font-size-complex="9pt"/>
    </style:style>
    <style:style style:name="T1" style:family="text">
      <style:text-properties officeooo:rsid="002993b5"/>
    </style:style>
    <style:style style:name="T2" style:family="text">
      <style:text-properties officeooo:rsid="00042a6c"/>
    </style:style>
    <style:style style:name="T3" style:family="text">
      <style:text-properties officeooo:rsid="001ff018"/>
    </style:style>
    <style:style style:name="T4" style:family="text">
      <style:text-properties fo:color="#000000"/>
    </style:style>
    <style:style style:name="T5" style:family="text">
      <style:text-properties fo:color="#000000" style:font-name="Menlo" fo:font-size="9pt"/>
    </style:style>
    <style:style style:name="T6" style:family="text">
      <style:text-properties fo:color="#000000" style:font-name="Menlo" fo:font-size="9pt" officeooo:rsid="001ff018"/>
    </style:style>
    <style:style style:name="T7" style:family="text">
      <style:text-properties fo:color="#000000" style:font-name="Menlo" fo:font-size="9pt" officeooo:rsid="00202f5b"/>
    </style:style>
    <style:style style:name="T8" style:family="text">
      <style:text-properties fo:color="#000000" style:font-name="Menlo" fo:font-size="9pt" officeooo:rsid="00226268"/>
    </style:style>
    <style:style style:name="T9" style:family="text">
      <style:text-properties fo:color="#000000" style:font-name="Menlo" fo:font-size="9pt" officeooo:rsid="0025e944"/>
    </style:style>
    <style:style style:name="T10" style:family="text">
      <style:text-properties fo:color="#000000" style:font-name="Menlo" fo:font-size="9pt" officeooo:rsid="00431923"/>
    </style:style>
    <style:style style:name="T11" style:family="text">
      <style:text-properties fo:color="#000000" style:font-name="Menlo" fo:font-size="9pt" officeooo:rsid="002bbad5"/>
    </style:style>
    <style:style style:name="T12" style:family="text">
      <style:text-properties fo:color="#000000" style:font-name="Menlo" fo:font-size="9pt" officeooo:rsid="000fffd3"/>
    </style:style>
    <style:style style:name="T13" style:family="text">
      <style:text-properties fo:color="#000000" style:font-name="Menlo" fo:font-size="9pt" officeooo:rsid="00206d15"/>
    </style:style>
    <style:style style:name="T14" style:family="text">
      <style:text-properties fo:color="#000000" style:font-name="Menlo" fo:font-size="9pt" officeooo:rsid="0011032a"/>
    </style:style>
    <style:style style:name="T15" style:family="text">
      <style:text-properties fo:color="#000000" style:font-name="Menlo" fo:font-size="9pt" officeooo:rsid="001685ce"/>
    </style:style>
    <style:style style:name="T16" style:family="text">
      <style:text-properties fo:color="#000000" style:font-name="Liberation Serif" fo:font-size="12pt" officeooo:rsid="001ff018" style:font-size-asian="12pt" style:font-size-complex="12pt"/>
    </style:style>
    <style:style style:name="T17" style:family="text">
      <style:text-properties fo:color="#000000" style:font-name="Liberation Serif" fo:font-size="12pt" officeooo:rsid="00042a6c" style:font-size-asian="12pt" style:font-size-complex="12pt"/>
    </style:style>
    <style:style style:name="T18" style:family="text">
      <style:text-properties fo:color="#000000" style:font-name="Liberation Serif" fo:font-size="12pt" officeooo:rsid="00059997" style:font-size-asian="12pt" style:font-size-complex="12pt"/>
    </style:style>
    <style:style style:name="T19" style:family="text">
      <style:text-properties fo:color="#000000" style:font-name="Liberation Serif" fo:font-size="12pt" officeooo:rsid="000fffd3" style:font-size-asian="12pt" style:font-size-complex="12pt"/>
    </style:style>
    <style:style style:name="T20" style:family="text">
      <style:text-properties fo:color="#000000" officeooo:rsid="001ff018"/>
    </style:style>
    <style:style style:name="T21" style:family="text">
      <style:text-properties officeooo:rsid="00206d15"/>
    </style:style>
    <style:style style:name="T22" style:family="text">
      <style:text-properties officeooo:rsid="00202f5b"/>
    </style:style>
    <style:style style:name="T23" style:family="text">
      <style:text-properties officeooo:rsid="00226268"/>
    </style:style>
    <style:style style:name="T24" style:family="text">
      <style:text-properties fo:color="#660099" style:font-name="Menlo" fo:font-size="9pt"/>
    </style:style>
    <style:style style:name="T25" style:family="text">
      <style:text-properties fo:color="#660099" style:font-name="Menlo" fo:font-size="9pt" officeooo:rsid="00226268"/>
    </style:style>
    <style:style style:name="T26" style:family="text">
      <style:text-properties fo:color="#660099" style:font-name="Menlo" fo:font-size="9pt" officeooo:rsid="00240706"/>
    </style:style>
    <style:style style:name="T27" style:family="text">
      <style:text-properties officeooo:rsid="0040cc63"/>
    </style:style>
    <style:style style:name="T28" style:family="text">
      <style:text-properties officeooo:rsid="00431923"/>
    </style:style>
    <style:style style:name="T29" style:family="text">
      <style:text-properties fo:color="#008080" style:font-name="Menlo" fo:font-size="9pt" fo:font-weight="bold"/>
    </style:style>
    <style:style style:name="T30" style:family="text">
      <style:text-properties officeooo:rsid="00216a91"/>
    </style:style>
    <style:style style:name="T31" style:family="text">
      <style:text-properties officeooo:rsid="004661d5"/>
    </style:style>
    <style:style style:name="T32" style:family="text">
      <style:text-properties officeooo:rsid="000c9061"/>
    </style:style>
    <style:style style:name="T33" style:family="text">
      <style:text-properties officeooo:rsid="000e4480"/>
    </style:style>
    <style:style style:name="T34" style:family="text">
      <style:text-properties officeooo:rsid="000fffd3"/>
    </style:style>
    <style:style style:name="T35" style:family="text">
      <style:text-properties officeooo:rsid="00139d10"/>
    </style:style>
    <style:style style:name="T36" style:family="text">
      <style:text-properties officeooo:rsid="0013ab7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VIZOP <text:span text:style-name="T1">SPECIFICATION</text:span></text:p>
      <text:p text:style-name="P18">VIEWPORTS – <text:span text:style-name="T32">IMPLEMENTATION IN CODE</text:span></text:p>
      <text:p text:style-name="P17"/>
      <text:p text:style-name="P28">Level: <text:span text:style-name="T32">4</text:span></text:p>
      <text:p text:style-name="P29">Spec file number: 402</text:p>
      <text:p text:style-name="P16">Version: 0.1 (under initial construction)</text:p>
      <text:p text:style-name="P16"/>
      <text:p text:style-name="P19">INTRODUCTION</text:p>
      <text:p text:style-name="P20">A <text:span text:style-name="T2">Viewport</text:span> is a definition of how the data in the project can be viewed by the user. Examples of <text:span text:style-name="T2">Viewports</text:span> are:</text:p>
      <text:list xml:id="list1753315451" text:style-name="L1">
        <text:list-item>
          <text:p text:style-name="P37">Fault tree <text:span text:style-name="T2">(editable tree diagram)</text:span></text:p>
        </text:list-item>
        <text:list-item>
          <text:p text:style-name="P37">HAZOP worksheet</text:p>
        </text:list-item>
        <text:list-item>
          <text:p text:style-name="P37">Alarm rationalization study worksheet</text:p>
        </text:list-item>
        <text:list-item>
          <text:p text:style-name="P37">Project information</text:p>
        </text:list-item>
      </text:list>
      <text:p text:style-name="P20"/>
      <text:p text:style-name="P20">Vizop displays one <text:span text:style-name="T2">Viewport</text:span> at a time in the <text:span text:style-name="T2">data</text:span> panel of its Control Frame. <text:span text:style-name="T2">Viewports can be designed for screen display, printing, and/or exporting to file.</text:span></text:p>
      <text:p text:style-name="P20"/>
      <text:p text:style-name="P20">IMPLEMENTATION OF <text:span text:style-name="T2">VIEWPORTS IN CODE</text:span></text:p>
      <text:p text:style-name="P26"><text:span text:style-name="T3">A Viewport is an instance of a subclass of class </text:span><text:span text:style-name="T5">display_utilities.DispModelBaseClass</text:span><text:span text:style-name="T6">. </text:span><text:span text:style-name="T16">In general, </text:span><text:span text:style-name="T19">the class and methods for </text:span><text:span text:style-name="T16">each </text:span><text:span text:style-name="T17">Viewport</text:span><text:span text:style-name="T16"> will be implemented in </text:span><text:span text:style-name="T18">the module belonging to the associated PHAModel </text:span><text:span text:style-name="T19">(if any)</text:span><text:span text:style-name="T16">; current examples are in modules faulttree and project_display. </text:span></text:p>
      <text:p text:style-name="P21"/>
      <text:p text:style-name="P27"><text:span text:style-name="T20">T</text:span><text:span text:style-name="T4">he class must have the following attributes:</text:span></text:p>
      <text:p text:style-name="P1">IsBaseClass<text:span text:style-name="T21"> (bool) – must be False</text:span></text:p>
      <text:list xml:id="list33739668" text:style-name="L2">
        <text:list-item>
          <text:p text:style-name="P30"><text:span text:style-name="T7">CanBeCreatedManually</text:span><text:span text:style-name="T13"> (bool) – whether the user can manually create an instance. If False, indicates the instances are created automatically o</text:span><text:span text:style-name="T14">nly</text:span><text:span text:style-name="T13">.</text:span></text:p>
        </text:list-item>
      </text:list>
      <text:p text:style-name="P1">InternalName<text:span text:style-name="T21"> (str)</text:span></text:p>
      <text:p text:style-name="P1">ScreenName<text:span text:style-name="T21"> (str)</text:span></text:p>
      <text:p text:style-name="P1">PreferredKbdShortcut<text:span text:style-name="T21"> (str, 1 char)</text:span></text:p>
      <text:p text:style-name="P3"><text:span text:style-name="T22">NewPHAObjRequired (subclass of </text:span>core_classes.PHAModelBaseClass <text:span text:style-name="T34">or None)</text:span></text:p>
      <text:p text:style-name="P3"/>
      <text:p text:style-name="P4">The following class attributes are optional:</text:p>
      <text:p text:style-name="P4">MenuCommandsAvailable (list of str): lists InternalNames of menu items (defined in module controlframe) that should be available when this Viewport is active. If there’s no such attrib, all menu commands will be available; otherwise, menu items having an InternalName attrib, but not listed in MenuCommandsAvailable, will be suppressed.</text:p>
      <text:p text:style-name="P4">Class instances must have the following attributes:</text:p>
      <text:p text:style-name="P22">ID (str)</text:p>
      <text:p text:style-name="P25"><text:span text:style-name="T5">PHAObj (</text:span><text:span text:style-name="T12">instance of </text:span><text:span text:style-name="T7">subclass of </text:span><text:span text:style-name="T5">core_classes.PHAModelBaseClass </text:span><text:span text:style-name="T12">or None</text:span><text:span text:style-name="T5">)</text:span></text:p>
      <text:p text:style-name="P22">PaintNeeded (bool)</text:p>
      <text:p text:style-name="P23"/>
      <text:p text:style-name="P24">The class must have the following methods:</text:p>
      <text:p text:style-name="P1">PrepareFullDisplay(XMLData<text:span text:style-name="T23">=root element of XML tree)</text:span></text:p>
      <text:p text:style-name="P6"><text:span text:style-name="T5">RenderInDC(DC </text:span><text:span text:style-name="T8">(DC instance)</text:span><text:span text:style-name="T5">, </text:span><text:span text:style-name="T24">FullRefresh</text:span><text:span text:style-name="T5"> </text:span><text:span text:style-name="T8">(bool))</text:span></text:p>
      <text:p text:style-name="P6"><text:span text:style-name="T8">ReleaseDisplayDevice</text:span><text:span text:style-name="T9">(DisplayDevice)</text:span></text:p>
      <text:p text:style-name="P7"><text:span text:style-name="T9">A</text:span><text:span text:style-name="T5">llClickableObjects(SelectedOnly (bool), VisibleOnly (bool)) – </text:span><text:span text:style-name="T15">objects with special mouse click handlers (no need to list normal wx widgets)</text:span></text:p>
      <text:p text:style-name="P2"/>
      <text:p text:style-name="P5">The following <text:span text:style-name="T36">instance</text:span> methods are optional:</text:p>
      <text:p text:style-name="P13"><text:span text:style-name="T5">HandleMouseLDragEnd(ScreenX, ScreenY, </text:span><text:span text:style-name="T24">Dragged</text:span><text:span text:style-name="T25">)</text:span></text:p>
      <text:p text:style-name="P13"><text:span text:style-name="T25">HandleMouseLDrag(ScreenX, ScreenY)HandleMouseLDClick(MouseCoordX, MouseCoordY, </text:span><text:span text:style-name="T5">TolXInPx, TolYInPx, </text:span><text:span text:style-name="T24">CanStartDrag</text:span><text:span text:style-name="T5">, </text:span><text:span text:style-name="T24">CanSelect</text:span><text:span text:style-name="T25">)</text:span></text:p>
      <text:p text:style-name="P13"><text:span text:style-name="T25">HandleMouse</text:span><text:span text:style-name="T26">L</text:span><text:span text:style-name="T25">Click(ScreenX, ScreenY, CanStartDrag, CanSelect</text:span><text:span text:style-name="T26">)</text:span></text:p>
      <text:p text:style-name="P13"><text:span text:style-name="T25">HandleMouseMClick(ScreenX, ScreenY, CanStartDrag, CanSelect</text:span><text:span text:style-name="T26">)</text:span></text:p>
      <text:p text:style-name="P13"><text:span text:style-name="T25">HandleMouse</text:span><text:span text:style-name="T26">R</text:span><text:span text:style-name="T25">Click(ScreenX, ScreenY, CanStartDrag, CanSelect</text:span><text:span text:style-name="T26">)</text:span></text:p>
      <text:p text:style-name="P35"><text:span text:style-name="T26">A</text:span><text:span text:style-name="T24">ddNewAssociatedText (required if the PHA model supports associated texts)</text:span></text:p>
      <text:p text:style-name="P36"><text:span text:style-name="T24">ChangeAssociatedText (ditto)</text:span></text:p>
      <text:p text:style-name="P36"><text:span text:style-name="T24">DeleteAssociatedText (ditto)</text:span></text:p>
      <text:p text:style-name="P14"/>
      <text:p text:style-name="P32">If the Viewport has no associated PHA model, it needs to provide the following datacore methods:</text:p>
      <text:p text:style-name="P33"><text:soft-page-break/>GetFullRedrawData() - a class method</text:p>
      <text:p text:style-name="P32"/>
      <text:p text:style-name="P15"/>
      <text:p text:style-name="P15">The <text:span text:style-name="T35">Viewport</text:span> will be assigned the following attributes by existing code:</text:p>
      <text:p text:style-name="P14">C2DSocketREP</text:p>
      <text:p text:style-name="P14">D2CSocketREQ</text:p>
      <text:p text:style-name="P8">D2CSocketREQObj</text:p>
      <text:p text:style-name="P8">C2DSocketREPObj</text:p>
      <text:p text:style-name="P9">CREATING A NEW VIEWPORT</text:p>
      <text:p text:style-name="P9">A request to create a new Viewport always starts in the Control Frame (not in the datacore). The process starts by invoking controlframe.DoNewViewportCommand. Then the following sequence of steps is followed:</text:p>
      <text:list xml:id="list2878765832" text:style-name="L3">
        <text:list-item>
          <text:p text:style-name="P38"><text:span text:style-name="T27">ControlFrame.</text:span><text:span text:style-name="T5">DoNewViewportCommand</text:span><text:span text:style-name="T27"> is called. This creates the local Viewport object, attaches it to the display device, adds it to Control Frame's list of Viewports. It does not yet attach it to the PHA model.</text:span></text:p>
        </text:list-item>
        <text:list-item>
          <text:p text:style-name="P39"><text:span text:style-name="T10">DoNewViewportCommand </text:span><text:span text:style-name="T28">calls display_utilities.CreateViewport. CreateViewport fetches socket numbers for the communications sockets by calling vizop_misc.GetNewSocketNumber() twice. It then uses these socket numbers to set up the communication sockets in the local Viewport. It does not set up sockets on the datacore side; that is done later in controlframe.DatacoreDoNewViewport.</text:span></text:p>
        </text:list-item>
        <text:list-item>
          <text:p text:style-name="P38"><text:span text:style-name="T10">DoNewViewportCommand </text:span><text:span text:style-name="T28">sends request </text:span><text:span text:style-name="T29">RQ_NewViewport</text:span><text:span text:style-name="T28"> to datacore on Control Frame's outgoing socket. Exits.</text:span></text:p>
        </text:list-item>
        <text:list-item>
          <text:p text:style-name="P40">vizop_misc.ListenToSockets</text:p>
        </text:list-item>
        <text:list-item>
          <text:p text:style-name="P40">ControlFrame.DatacoreHandleRequestFromControlFrame</text:p>
        </text:list-item>
        <text:list-item>
          <text:p text:style-name="P38"><text:span text:style-name="T30">ControlFrame.DatacoreDoNewViewport. Makes Viewport shadow, including datacore-side sockets (created in class ViewportShadow.__init__); attaches it to PHA model. Returns XML message containing </text:span><text:span text:style-name="T29">RP_NewViewport</text:span><text:span text:style-name="T31"> request.</text:span></text:p>
        </text:list-item>
        <text:list-item>
          <text:p text:style-name="P40">ListenToSockets Sends RP_NewDispModel as reply.</text:p>
        </text:list-item>
        <text:list-item>
          <text:p text:style-name="P40">ControlFrame.OnIdle checks sockets for incoming messages by invoking:</text:p>
        </text:list-item>
        <text:list-item>
          <text:p text:style-name="P40">ControlFrame.CheckForIncomingMessages</text:p>
        </text:list-item>
        <text:list-item>
          <text:p text:style-name="P40">vizop_misc.ListenToSockets</text:p>
        </text:list-item>
        <text:list-item>
          <text:p text:style-name="P40">ControlFrame.HandleIncomingReplyToControlFrame</text:p>
        </text:list-item>
        <text:list-item>
          <text:p text:style-name="P38"><text:span text:style-name="T30">ControlFrame.PostProcessNewDispModel. If the display device is already displaying another display model, this procedure calls the display device's </text:span><text:span text:style-name="T5">ReleaseDispModelFromDisplDevice</text:span><text:span text:style-name="T11">().</text:span></text:p>
        </text:list-item>
        <text:list-item>
          <text:p text:style-name="P41">ControlFrame.ShowDispModel. Replies OK back through chain as far as ListenToSockets.</text:p>
        </text:list-item>
      </text:list>
      <text:p text:style-name="P12">SWITCHING TO ANOTHER PHA OBJECT</text:p>
      <text:p text:style-name="P11">The user can request to switch to viewing another existing PHA object. This is done from the Control Panel, PHA models aspect, using the PHA models choice widget. When invoked, the command will change the Viewport displayed in the Edit Panel from the current one to a Viewport derived from the requested PHA object, specifically the most recent Viewport from that PHA object that was displayed in the Edit Panel.</text:p>
      <text:p text:style-name="P11">The flow of control is as follows:</text:p>
      <text:list xml:id="list2167731989" text:style-name="L4">
        <text:list-item>
          <text:p text:style-name="P42">Choice widget handler receives the user input.</text:p>
        </text:list-item>
        <text:list-item>
          <text:p text:style-name="P42">Calls SwitchToPHAObj()</text:p>
        </text:list-item>
        <text:list-item>
          <text:p text:style-name="P42">Calls DoSwitchToViewportCommand()</text:p>
        </text:list-item>
        <text:list-item>
          <text:p text:style-name="P42">Control Frame sends a command RQ_SwitchToViewport to datacore</text:p>
        </text:list-item>
        <text:list-item>
          <text:p text:style-name="P42"><text:soft-page-break/><text:span text:style-name="T33">R</text:span>Q_SwitchToViewport is picked up by DatacoreSwitchToViewport()</text:p>
        </text:list-item>
        <text:list-item>
          <text:p text:style-name="P42">A reply RP_SwitchToViewport is sent from datacore to Control Frame, <text:span text:style-name="T33">containing the Viewport redraw data.</text:span></text:p>
        </text:list-item>
        <text:list-item>
          <text:p text:style-name="P42">RP_SwitchToViewport is handled by HandleIncomingReplyToControlFrame()</text:p>
        </text:list-item>
        <text:list-item>
          <text:p text:style-name="P42">Calls PostProcessSwitchToViewport()</text:p>
        </text:list-item>
        <text:list-item>
          <text:p text:style-name="P42">Calls SwitchToViewport()</text:p>
        </text:list-item>
        <text:list-item>
          <text:p text:style-name="P42">Calls ShowViewport()</text:p>
        </text:list-item>
      </text:list>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style:font-face style:name="Lucida Sans1" svg:font-family="'Lucida Sans'" style:font-family-generic="swiss"/>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ingLiU" style:font-family-asian="MingLiU"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5:35:35.228692865</meta:creation-date>
    <meta:generator>LibreOffice/5.4.2.2$MacOSX_X86_64 LibreOffice_project/22b09f6418e8c2d508a9eaf86b2399209b0990f4</meta:generator>
    <dc:date>2020-06-24T08:53:51.688740430</dc:date>
    <meta:editing-duration>P1DT46M57S</meta:editing-duration>
    <meta:editing-cycles>18</meta:editing-cycles>
    <meta:document-statistic meta:table-count="0" meta:image-count="0" meta:object-count="0" meta:page-count="3" meta:paragraph-count="76" meta:word-count="712" meta:character-count="5530" meta:non-whitespace-character-count="4917"/>
  </office:meta>
</office:document-meta>
</file>